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LoaderSupport.setLocalOverride( boolean local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setFile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setLocations( Resource ...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setPropertiesArray( Properties ... properties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setLocation(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setPropertiesPersister( @ Nullable PropertiesPersister propertiesPersis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iesLoaderSupport.merge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iesLoaderSupport.setIgnoreResourceNotFound( boolean ignoreResource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Support.loadProperties( Properties prop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